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7C000002433668680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3.081cm" svg:x="10.017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10.051cm" svg:height="15.316cm" svg:x="5.769cm" svg:y="6.311cm">
          <draw:image xlink:href="Pictures/100002010000017C000002433668680D.png" xlink:type="simple" xlink:show="embed" xlink:actuate="onLoad">
            <text:p/>
          </draw:image>
        </draw:frame>
        <draw:frame draw:style-name="gr3" draw:layer="layout" svg:width="2.619cm" svg:height="0.962cm" svg:x="11.56cm" svg:y="6.777cm">
          <draw:text-box>
            <text:p>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07T09:08:06</dc:date>
    <dc:creator>Syth Ryan</dc:creator>
    <meta:document-statistic meta:object-count="3"/>
    <meta:generator>LibreOffice/3.4$Linux LibreOffice_project/340m1$Build-502</meta:generator>
  </office:meta>
</office:document-meta>
</file>